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 commandes GIT</text:p>
      <text:p text:style-name="Standard"/>
      <text:p text:style-name="Standard">git init =&gt; Initialiser le répertoire courant comme repository git</text:p>
      <text:p text:style-name="Standard">git status =&gt; Status actuel des commandes</text:p>
      <text:p text:style-name="Standard">touch nom_du_fichier =&gt; Nouveau fichier</text:p>
      <text:p text:style-name="Standard">git add nom_du_fichier =&gt; Ajouter à l'index de git</text:p>
      <text:p text:style-name="Standard">git commit -m « &lt;actions réalisée&gt; » =&gt; Validation du fichier</text:p>
      <text:p text:style-name="Standard">git commit -am « &lt;actions réalisée&gt; » <text:s/>=&gt; Ajout et Validation en une seule commande ( uniquement après premier ajout à l'index)</text:p>
      <text:p text:style-name="Standard">git log =&gt; Affichage de toutes le modifications triées par date (du plus récent au plus ancien)</text:p>
      <text:p text:style-name="Standard">git checkout &lt;code sha1&gt; =&gt; Se positionner sur un commit donné</text:p>
      <text:p text:style-name="Standard">git checkout master =&gt; Revenir à la dernière mofication du projet</text:p>
      <text:p text:style-name="Standard">git clone &lt;url&gt; =&gt; Récupérer TOUT le repository</text:p>
      <text:p text:style-name="Standard">git push &lt;remote(« origin » par defaut)&gt; master =&gt; Envoyer son code</text:p>
      <text:p text:style-name="Standard">git pull &lt;remote(« origin » par defaut)&gt; master =&gt; Récupérer uniquement les modification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6:16:07.22</meta:creation-date>
    <meta:document-statistic meta:table-count="0" meta:image-count="0" meta:object-count="0" meta:page-count="1" meta:paragraph-count="13" meta:word-count="140" meta:character-count="831"/>
    <dc:date>2015-03-05T16:38:18.14</dc:date>
    <meta:editing-duration>PT6M50S</meta:editing-duration>
    <meta:editing-cycles>1</meta:editing-cycles>
    <meta:generator>OpenOffice/4.0.1$Win32 OpenOffice.org_project/401m5$Build-9714</meta:generator>
  </office:meta>
</office:document-meta>
</file>